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5.667cm" style:rel-column-width="21845*"/>
    </style:style>
    <style:style style:name="Tabe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.C1" style:family="table-cell">
      <style:table-cell-properties fo:padding="0.097cm" fo:border="0.5pt solid #000000"/>
    </style:style>
    <style:style style:name="Tabela1.A2" style:family="table-cell">
      <style:table-cell-properties fo:padding="0.097cm" fo:border-left="0.5pt solid #000000" fo:border-right="none" fo:border-top="none" fo:border-bottom="0.5pt solid #000000"/>
    </style:style>
    <style:style style:name="Tabela1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officeooo:rsid="0013838f" officeooo:paragraph-rsid="0013838f"/>
    </style:style>
    <style:style style:name="P2" style:family="paragraph" style:parent-style-name="Text_20_body">
      <style:text-properties officeooo:rsid="0013838f" officeooo:paragraph-rsid="0013838f"/>
    </style:style>
    <style:style style:name="P3" style:family="paragraph" style:parent-style-name="Text_20_body">
      <style:text-properties officeooo:paragraph-rsid="0013838f"/>
    </style:style>
    <style:style style:name="P4" style:family="paragraph" style:parent-style-name="Title">
      <style:text-properties officeooo:rsid="0014b3a0" officeooo:paragraph-rsid="0014b3a0"/>
    </style:style>
    <style:style style:name="P5" style:family="paragraph" style:parent-style-name="Table_20_Contents">
      <style:text-properties officeooo:rsid="0014b3a0" officeooo:paragraph-rsid="0014b3a0"/>
    </style:style>
    <style:style style:name="P6" style:family="paragraph" style:parent-style-name="Text_20_body">
      <style:text-properties officeooo:rsid="0014b3a0" officeooo:paragraph-rsid="0014b3a0"/>
    </style:style>
    <style:style style:name="P7" style:family="paragraph" style:parent-style-name="Text_20_body">
      <style:text-properties officeooo:rsid="0015fde3" officeooo:paragraph-rsid="0015fde3"/>
    </style:style>
    <style:style style:name="P8" style:family="paragraph" style:parent-style-name="Heading_20_1">
      <style:paragraph-properties fo:break-before="page"/>
      <style:text-properties officeooo:rsid="0013838f" officeooo:paragraph-rsid="0013838f"/>
    </style:style>
    <style:style style:name="P9" style:family="paragraph" style:parent-style-name="Heading_20_1">
      <style:paragraph-properties fo:break-before="page"/>
    </style:style>
    <style:style style:name="P10" style:family="paragraph" style:parent-style-name="Text_20_body">
      <style:text-properties officeooo:rsid="0019ab2e" officeooo:paragraph-rsid="0019ab2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Provisão e faturamento</text:p>
      <text:p text:style-name="P2"/>
      <text:h text:style-name="P8" text:outline-level="1">Versão do Projeto</text:h>
      <table:table table:name="Tabela1" table:style-name="Tabela1">
        <table:table-column table:style-name="Tabela1.A" table:number-columns-repeated="3"/>
        <table:table-row>
          <table:table-cell table:style-name="Tabela1.A1" office:value-type="string">
            <text:p text:style-name="P1">Data</text:p>
          </table:table-cell>
          <table:table-cell table:style-name="Tabela1.A1" office:value-type="string">
            <text:p text:style-name="P1">Autor</text:p>
          </table:table-cell>
          <table:table-cell table:style-name="Tabela1.C1" office:value-type="string">
            <text:p text:style-name="P1">Versão</text:p>
          </table:table-cell>
        </table:table-row>
        <table:table-row>
          <table:table-cell table:style-name="Tabela1.A2" office:value-type="string">
            <text:p text:style-name="P5">25/06/23</text:p>
          </table:table-cell>
          <table:table-cell table:style-name="Tabela1.A2" office:value-type="string">
            <text:p text:style-name="P5">Anderson</text:p>
          </table:table-cell>
          <table:table-cell table:style-name="Tabela1.C2" office:value-type="string">
            <text:p text:style-name="P5">0.1</text:p>
          </table:table-cell>
        </table:table-row>
      </table:table>
      <text:p text:style-name="P3"/>
      <text:p text:style-name="P3"/>
      <text:h text:style-name="P8" text:outline-level="1">Índice</text:h>
      <text:p text:style-name="P3"/>
      <text:h text:style-name="P9" text:outline-level="1">1. Visão geral</text:h>
      <text:p text:style-name="P6">Criar um aplicativo para lançamento de valores para faturamento de valores contratuais e demais negociações de reajuste anual.</text:p>
      <text:h text:style-name="Heading_20_2" text:outline-level="2">1.1 Introdução</text:h>
      <text:p text:style-name="P7">O setor de faturamento de uma empresa necessita de um sistema para controlar o faturamento mensal de seus contratos de prestação de serviços e controlar os reajustes contratuais que podem ou não ser parcelados mediante negociação com clientes.</text:p>
      <text:h text:style-name="Heading_20_2" text:outline-level="2">1.2 O sistema</text:h>
      <text:p text:style-name="P7">O sistema precisa mostrar o faturamento mensal dos contratos, data limite para faturar e mostrar as notas ficais que foram emitidas no mês de faturamento e listar as parcelas de reajuste contratual.</text:p>
      <text:h text:style-name="Heading_20_3" text:outline-level="3">1.2.1 Plataformas de atuação</text:h>
      <text:p text:style-name="P7">O sistema deve ser feito para rodar em navegadores web.</text:p>
      <text:h text:style-name="Heading_20_2" text:outline-level="2">1.3 Publico alvo</text:h>
      <text:p text:style-name="P7">Coordenadores e funcionários que atuam no setor de faturamento de contratos mensais de prestação de serviço.</text:p>
      <text:h text:style-name="Heading_20_1" text:outline-level="1">2 Funcionalidades</text:h>
      <text:h text:style-name="Heading_20_2" text:outline-level="2">2.1 Cadastro de contrato de faturamento</text:h>
      <text:p text:style-name="P10">Será cadastrado as empresas e os valores contratuais de cada contrato, pode fechar contrato único com a empresa e emitir uma única nota e ter vários contratos e emitir várias notas de serviço prestado para cada local, como por exemplo, matriz, filiais.</text:p>
      <text:h text:style-name="Heading_20_2" text:outline-level="2">2.2 Faturamento de contrato de faturamento</text:h>
      <text:p text:style-name="P10">A Emissão das notas não serão contempladas nesse momento, mas deve estar descrito para qual unidade da empresa está sendo faturado a nota fiscal de acordo com o que foi estabelecido em contrato.</text:p>
      <text:h text:style-name="Heading_20_2" text:outline-level="2">2.3 Cadastro de provisão de contrato</text:h>
      <text:p text:style-name="P10">Anualmente há reajustes contratuais de acordo com a inflação e dissídio discutido com a categoria do setor na qual a empresa faz parte, portanto esses valores devem ser informados pelos gerentes de contrato e se estes serão parcelas e em quantas vezes.</text:p>
      <text:p text:style-name="P10">Deve dar a possibilidade de faturar apenas uma parcela ou até anexar mais de uma e a unificação de valores contratuais deve ser estabelecida pelos responsáveis no contrato de acordo com a negociação aprovada pelo cliente.</text:p>
      <text:h text:style-name="Heading_20_2" text:outline-level="2"><text:soft-page-break/>2.4 Emissão de comprovante para emissão de nota fiscal</text:h>
      <text:p text:style-name="P10">A emissão do comprovante para emissão de nota fiscal deve aparecer aos funcionários responsáveis pela emissão de nota fiscal, deve ter o número do registro do produto e a divisão das notas ficais que serão emitidas, os emissores das notas ficais vão inserir o numero da nota e vão assinalar que o protocolo de faturamento que foi emitido já teve suas notas emitida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1T16:49:19.009992394</meta:creation-date>
    <dc:date>2023-06-26T20:39:37.037389895</dc:date>
    <meta:editing-duration>PT13H34M45S</meta:editing-duration>
    <meta:editing-cycles>5</meta:editing-cycles>
    <meta:generator>LibreOffice/7.5.4.2$Linux_X86_64 LibreOffice_project/f5df176c80caea84288e6d2ddbbc413e4968a422</meta:generator>
    <meta:document-statistic meta:table-count="1" meta:image-count="0" meta:object-count="0" meta:page-count="5" meta:paragraph-count="29" meta:word-count="387" meta:character-count="2367" meta:non-whitespace-character-count="2009"/>
  </office:meta>
</office:document-meta>
</file>